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ditorTests.systemPropertyRepla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EditorTests.ctorWithNullCto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EditorTests.setAndGetAsTextWithWhitespac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EditorTests.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EditorTests.systemPropertyReplacementWithUn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EditorTests.strictSystemPropertyReplacementWithUn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EditorTests.setAndGetAsText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